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/>
    <style:style style:name="P8" style:family="paragraph" style:parent-style-name="Standard" style:list-style-name="L2"/>
    <text:list-style style:name="L1">
      <text:list-level-style-number text:level="1" text:style-name="Numbering_20_Symbols" style:num-prefix=" " style:num-suffix=".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)" style:num-format="a">
        <style:list-level-properties text:space-before="0.5in" text:min-label-width="0.25in"/>
      </text:list-level-style-number>
      <text:list-level-style-bullet text:level="3" text:style-name="Bullet_20_Symbols" style:num-prefix=" " style:num-suffix="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prefix=" " style:num-suffix="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prefix=" " style:num-suffix="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prefix=" " style:num-suffix="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prefix=" " style:num-suffix="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prefix=" " style:num-suffix="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prefix=" " style:num-suffix="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prefix=" " style:num-suffix="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tline numbered list...</text:p>
      <text:list text:style-name="L1">
        <text:list-item>
          <text:p text:style-name="P1">First</text:p>
        </text:list-item>
        <text:list-item>
          <text:p text:style-name="P1">second</text:p>
          <text:list>
            <text:list-item>
              <text:p text:style-name="P1">second.b</text:p>
            </text:list-item>
            <text:list-item>
              <text:p text:style-name="P1">second.c</text:p>
            </text:list-item>
          </text:list>
        </text:list-item>
        <text:list-item>
          <text:p text:style-name="P1">third</text:p>
        </text:list-item>
      </text:list>
      <text:p text:style-name="Standard">Some Bullets...</text:p>
      <text:list text:style-name="L2">
        <text:list-item>
          <text:p text:style-name="P6">bullet 1</text:p>
        </text:list-item>
        <text:list-item>
          <text:p text:style-name="P6">bullet 2</text:p>
        </text:list-item>
        <text:list-item>
          <text:p text:style-name="P6">bullet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61</meta:generator>
    <meta:creation-date>2007-11-01T11:16:00</meta:creation-date>
    <dc:date>2007-11-01T11:17:29</dc:date>
    <dc:language>en-US</dc:language>
    <meta:editing-cycles>2</meta:editing-cycles>
    <meta:editing-duration>PT1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6" meta:character-count="95"/>
  </office:meta>
</office:document-meta>
</file>